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4277" officeooo:paragraph-rsid="001f4277"/>
    </style:style>
    <style:style style:name="P2" style:family="paragraph" style:parent-style-name="Standard">
      <style:text-properties officeooo:rsid="001f4277" officeooo:paragraph-rsid="00257356"/>
    </style:style>
    <style:style style:name="P3" style:family="paragraph" style:parent-style-name="Standard">
      <style:text-properties officeooo:paragraph-rsid="001f4277"/>
    </style:style>
    <style:style style:name="P4" style:family="paragraph" style:parent-style-name="Standard">
      <style:text-properties officeooo:rsid="0020fc2a" officeooo:paragraph-rsid="0020fc2a"/>
    </style:style>
    <style:style style:name="P5" style:family="paragraph" style:parent-style-name="Standard">
      <style:text-properties officeooo:rsid="0021bd14" officeooo:paragraph-rsid="0021bd14"/>
    </style:style>
    <style:style style:name="P6" style:family="paragraph" style:parent-style-name="Standard">
      <style:text-properties officeooo:rsid="00247349" officeooo:paragraph-rsid="00247349"/>
    </style:style>
    <style:style style:name="P7" style:family="paragraph" style:parent-style-name="Standard">
      <style:text-properties officeooo:rsid="00247349" officeooo:paragraph-rsid="001f4277"/>
    </style:style>
    <style:style style:name="P8" style:family="paragraph" style:parent-style-name="Standard">
      <style:text-properties officeooo:rsid="00257356" officeooo:paragraph-rsid="00257356"/>
    </style:style>
    <style:style style:name="P9" style:family="paragraph" style:parent-style-name="Standard">
      <style:paragraph-properties fo:text-align="start" style:justify-single-word="false"/>
      <style:text-properties officeooo:rsid="00257356" officeooo:paragraph-rsid="00257356"/>
    </style:style>
    <style:style style:name="P10" style:family="paragraph" style:parent-style-name="Standard">
      <style:paragraph-properties fo:text-align="start" style:justify-single-word="false"/>
      <style:text-properties fo:font-size="8pt" officeooo:rsid="00257356" officeooo:paragraph-rsid="00257356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257356" officeooo:paragraph-rsid="00257356" style:font-size-asian="14pt" style:font-weight-asian="bold" style:font-size-complex="14pt" style:font-weight-complex="bold"/>
    </style:style>
    <style:style style:name="P12" style:family="paragraph" style:parent-style-name="Standard">
      <style:text-properties officeooo:paragraph-rsid="0027bf8e"/>
    </style:style>
    <style:style style:name="P13" style:family="paragraph" style:parent-style-name="Standard">
      <style:text-properties officeooo:paragraph-rsid="002265f7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0fc2a"/>
    </style:style>
    <style:style style:name="T1" style:family="text">
      <style:text-properties officeooo:rsid="001f4277"/>
    </style:style>
    <style:style style:name="T2" style:family="text">
      <style:text-properties officeooo:rsid="0020fc2a"/>
    </style:style>
    <style:style style:name="T3" style:family="text">
      <style:text-properties officeooo:rsid="0021bd14"/>
    </style:style>
    <style:style style:name="T4" style:family="text">
      <style:text-properties officeooo:rsid="002265f7"/>
    </style:style>
    <style:style style:name="T5" style:family="text">
      <style:text-properties officeooo:rsid="00247349"/>
    </style:style>
    <style:style style:name="T6" style:family="text">
      <style:text-properties officeooo:rsid="00257356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0fc2a" style:font-weight-asian="bold" style:font-weight-complex="bold"/>
    </style:style>
    <style:style style:name="T10" style:family="text">
      <style:text-properties fo:font-weight="bold" officeooo:rsid="002265f7" style:font-weight-asian="bold" style:font-weight-complex="bold"/>
    </style:style>
    <style:style style:name="T11" style:family="text">
      <style:text-properties fo:font-weight="bold" officeooo:rsid="00247349" style:font-weight-asian="bold" style:font-weight-complex="bold"/>
    </style:style>
    <style:style style:name="T12" style:family="text">
      <style:text-properties fo:font-weight="bold" officeooo:rsid="001f4277" style:font-weight-asian="bold" style:font-weight-complex="bold"/>
    </style:style>
    <style:style style:name="T13" style:family="text">
      <style:text-properties officeooo:rsid="002760a7"/>
    </style:style>
    <style:style style:name="T14" style:family="text">
      <style:text-properties officeooo:rsid="0027bf8e"/>
    </style:style>
    <style:style style:name="T15" style:family="text">
      <style:text-properties fo:font-weight="normal" officeooo:rsid="002265f7" style:font-weight-asian="normal" style:font-weight-complex="normal"/>
    </style:style>
    <style:style style:name="T16" style:family="text">
      <style:text-properties fo:font-weight="normal" officeooo:rsid="00247349" style:font-weight-asian="normal" style:font-weight-complex="normal"/>
    </style:style>
    <style:style style:name="T17" style:family="text">
      <style:text-properties fo:font-weight="normal" officeooo:rsid="0027bf8e" style:font-weight-asian="normal" style:font-weight-complex="normal"/>
    </style:style>
    <style:style style:name="T18" style:family="text">
      <style:text-properties officeooo:rsid="00280931"/>
    </style:style>
    <style:style style:name="T19" style:family="text">
      <style:text-properties officeooo:rsid="00296e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rogetto congiunto con il corso di ingegneria dei sistemi Web</text:p>
      <text:p text:style-name="P10">Andrea Bena’ 133793, Samuele Padula 141632</text:p>
      <text:p text:style-name="P9"/>
      <text:p text:style-name="P11">DESCRIZIONE MINIMONDO</text:p>
      <text:p text:style-name="P1"/>
      <text:p text:style-name="P1">Si vuole realizzare un sistema di gestione tramite basi di dati che tenga traccia dei prodotti venduti e delle prenotazioni di un salone di parrucchieri <text:span text:style-name="T6">tramite applicativo web.</text:span></text:p>
      <text:p text:style-name="P1"/>
      <text:p text:style-name="P2">Le tipologie di utenti che interagiscono con la base di dati si differenziano in: <text:span text:style-name="T7">amministratore</text:span>, <text:span text:style-name="T7">dipendente</text:span> e <text:span text:style-name="T7">cliente</text:span>. <text:span text:style-name="T13">Ciascun utente puo’ appartenere ad esattamente una sola di queste tipologie.</text:span></text:p>
      <text:p text:style-name="P2"/>
      <text:p text:style-name="P2">Per ciascun <text:span text:style-name="T8">utente</text:span>, si memorizza: <text:span text:style-name="T2">ID univoco, nome, cognome, email univoca, password, indirizzo </text:span><text:span text:style-name="T6">di residenza</text:span><text:span text:style-name="T2">, numero di telefono e</text:span><text:span text:style-name="T14">d</text:span><text:span text:style-name="T2"> un attributo “cancellato” per determinare lo stato dell’utente. </text:span></text:p>
      <text:p text:style-name="P1"/>
      <text:p text:style-name="P4"><text:span text:style-name="T13">Nel</text:span>l’utente di tipo <text:span text:style-name="T8">amministratore</text:span> si memorizzano anche: data di nascita e codice fiscale univoco.</text:p>
      <text:p text:style-name="P5">L’amministratore amministra una sola struttura.</text:p>
      <text:p text:style-name="P4"/>
      <text:p text:style-name="P12"><text:span text:style-name="T13">Per </text:span><text:span text:style-name="T2">l’utente di tipo </text:span><text:span text:style-name="T9">impiegato</text:span><text:span text:style-name="T2"> vengono memorizzati anche: data di nascita e codice fiscale univoco.</text:span></text:p>
      <text:p text:style-name="P5">Ciascun impiegato lavora per una singola struttura. </text:p>
      <text:p text:style-name="P4"/>
      <text:p text:style-name="P12"><text:span text:style-name="T2">Invece per l’utente di tipo </text:span><text:span text:style-name="T9">cliente</text:span><text:span text:style-name="T2"> si memorizza </text:span><text:span text:style-name="T14">anche </text:span><text:span text:style-name="T2">un attributo che consente di sapere se il cliente e’ stato bloccato o meno dall’amministratore. <text:line-break/></text:span><text:span text:style-name="T4">Ciascun cliente puo’ prenotare un appuntamento per volta, </text:span><text:span text:style-name="T14">aggiungere</text:span><text:span text:style-name="T4"> uno o piu’ prodotti nel carrello (di cui si memorizza anche la quantita’ desiderata) e/o in una wishlist.</text:span></text:p>
      <text:p text:style-name="P12"><text:span text:style-name="T14">Inoltre ha la possibilita’ di </text:span><text:span text:style-name="T4">effettuare uno o piu’ ordini. </text:span></text:p>
      <text:p text:style-name="P4"/>
      <text:p text:style-name="P13"><text:span text:style-name="T4">Ciascun </text:span><text:span text:style-name="T10">ordine</text:span><text:span text:style-name="T15">,</text:span><text:span text:style-name="T4"> che e’ associato ad un solo cliente, possiede i seguenti attributi: ID univoco, data in cui e’ stato effettuato l’ordine, l’indirizzo di spedizione, il prezzo totale pagato, la data di vendita, lo stato dell’ordine (in elaborazione, spedito, ecc..) ed </text:span><text:span text:style-name="T14">un</text:span><text:span text:style-name="T4"> attributo </text:span><text:span text:style-name="T14">per indicare se l’ordine e’ stato </text:span><text:span text:style-name="T4">cancellato.</text:span></text:p>
      <text:p text:style-name="P6">Ogni ordine e’ composto da uno o piu’ prodotti per ciascuno dei quali si specifica la quantita’ acquistata.</text:p>
      <text:p text:style-name="P7"/>
      <text:p text:style-name="P12"><text:span text:style-name="T5">Per ogni </text:span><text:span text:style-name="T11">prodotto</text:span><text:span text:style-name="T16"> </text:span><text:span text:style-name="T17">venduto dalla struttura, </text:span><text:span text:style-name="T5">si devono memorizzare: ID univoco, massima quantita’ acquistabile (per ciascun ordine effettuato dal cliente), <text:s/>descrizione, nome, data inserimento, categoria, prezzo </text:span><text:span text:style-name="T14">di vendita</text:span><text:span text:style-name="T5">, nome </text:span><text:span text:style-name="T14">del file che memorizza la foto</text:span><text:span text:style-name="T5"> (comprensiva dell’estensione del file), produttore, sconto percentuale, un attributo </text:span><text:span text:style-name="T14">per indicare se il prodotto e’ stato cancellato</text:span><text:span text:style-name="T5"> ed un attributo “vetrina” (che indica se il prodotto deve essere messo in evidenza o meno).</text:span></text:p>
      <text:p text:style-name="P8">Un prodotto viene inserito nel carrello e/o nella wishlist di uno o piu’ clienti. </text:p>
      <text:p text:style-name="P8"/>
      <text:p text:style-name="P3"><text:span text:style-name="T1">Il salone ha una </text:span><text:span text:style-name="T12">struttura</text:span><text:span text:style-name="T1"> di cui si memorizzano: ID univoco, indirizzo, nome, numero di telefono, slot temporale (il cui valore e’ scelto dall’admin per gestire le prenotazion</text:span><text:span text:style-name="T18">i</text:span><text:span text:style-name="T1">), orario di apertura e chiusura. La struttura puo’ essere amministrata solo da un amministratore </text:span><text:span text:style-name="T3">ed in ogni struttura lavorano 1 o piu’ </text:span><text:span text:style-name="T18">dipendenti</text:span><text:span text:style-name="T3">. <text:line-break/>La struttura gestisce uno o piu’ appuntamenti in una specifica data ed ora di inizio ed inoltre vende uno o piu’ prodotti. </text:span></text:p>
      <text:p text:style-name="P1"/>
      <text:p text:style-name="P5">Un appuntamento e’ descritto da: ID univoco, un attributo “cancellato” che ne definisce lo stato ed eventualmente una motivazione che viene fornita per giustificare la cancellazione. <text:span text:style-name="T4">Ogni appuntamento viene gestito dalla struttura ed e’ relativa ad un solo cliente. </text:span></text:p>
      <text:p text:style-name="P5"/>
      <text:p text:style-name="P14"><text:span text:style-name="T19">Il diagramma ER comprendera’ 8 </text:span>entità forti (<text:span text:style-name="T19">Utente, amministratore, dipendente, cliente, struttura, prenotazione, prodotto, ordine</text:span>)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6T15:28:38.580933744</meta:creation-date>
    <dc:date>2020-06-16T18:07:24.154772229</dc:date>
    <meta:editing-duration>PT39M44S</meta:editing-duration>
    <meta:editing-cycles>8</meta:editing-cycles>
    <meta:generator>LibreOffice/6.4.3.2$Linux_X86_64 LibreOffice_project/40$Build-2</meta:generator>
    <meta:document-statistic meta:table-count="0" meta:image-count="0" meta:object-count="0" meta:page-count="1" meta:paragraph-count="19" meta:word-count="481" meta:character-count="3221" meta:non-whitespace-character-count="2750"/>
  </office:meta>
</office:document-meta>
</file>